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75cm" fo:min-width="5.5cm"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16cm" fo:min-width="0.066cm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16cm" fo:min-width="0.066cm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9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7.95cm" fo:min-width="10.5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95cm" fo:min-width="7.7cm" style:protect="size"/>
    </style:style>
    <style:style style:name="gr9" style:family="graphic" style:parent-style-name="standard">
      <style:graphic-properties draw:textarea-horizontal-align="justify" draw:textarea-vertical-align="middle" draw:auto-grow-height="false" fo:min-height="10.82cm" fo:min-width="0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style:protect="siz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5cm" fo:min-width="0.515cm" style:protect="size"/>
    </style:style>
    <style:style style:name="gr12" style:family="graphic" style:parent-style-name="standard">
      <style:graphic-properties draw:stroke="none" svg:stroke-color="#000000" draw:fill="none" draw:fill-color="#ffffff" fo:min-height="0.94cm"/>
    </style:style>
    <style:style style:name="P1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000000"/>
    </style:style>
    <style:style style:name="P4" style:family="paragraph">
      <loext:graphic-properties draw:fill="none" draw:fill-color="#ffffff"/>
      <style:text-properties style:font-name="DejaVu Sans Light"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color="#000000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9cm" svg:x="22.7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8cm" svg:height="0.8cm" svg:x="27.7cm" svg:y="1.42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4.7cm" svg:height="0.886cm" svg:x="22.8cm" svg:y="1.353cm">
              <draw:text-box>
                <text:p><text:span text:style-name="T2">Somma corretta</text:span></text:p>
              </draw:text-box>
            </draw:frame>
          </draw:g>
          <draw:g>
            <draw:custom-shape draw:style-name="gr4" draw:text-style-name="P5" draw:layer="layout" svg:width="0.8cm" svg:height="0.8cm" svg:x="27.7cm" svg:y="2.508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6" draw:layer="layout" svg:width="5.5cm" svg:height="0.886cm" svg:x="22.8cm" svg:y="2.408cm">
              <draw:text-box>
                <text:p><text:span text:style-name="T2">Somma più vicina</text:span></text:p>
              </draw:text-box>
            </draw:frame>
          </draw:g>
          <draw:g>
            <draw:custom-shape draw:style-name="gr4" draw:text-style-name="P5" draw:layer="layout" svg:width="0.8cm" svg:height="0.8cm" svg:x="27.7cm" svg:y="3.526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6" draw:layer="layout" svg:width="3.419cm" svg:height="0.886cm" svg:x="22.8cm" svg:y="3.477cm">
              <draw:text-box>
                <text:p><text:span text:style-name="T2">Meno colori</text:span></text:p>
              </draw:text-box>
            </draw:frame>
          </draw:g>
          <draw:g>
            <draw:custom-shape draw:style-name="gr2" draw:text-style-name="P3" draw:layer="layout" svg:width="0.8cm" svg:height="0.8cm" svg:x="27.701cm" svg:y="4.605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22.801cm" svg:y="4.532cm">
              <draw:text-box>
                <text:p><text:span text:style-name="T2">Tris colori diversi</text:span></text:p>
              </draw:text-box>
            </draw:frame>
          </draw:g>
          <draw:g>
            <draw:custom-shape draw:style-name="gr2" draw:text-style-name="P3" draw:layer="layout" svg:width="0.8cm" svg:height="0.8cm" svg:x="27.702cm" svg:y="5.661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22.802cm" svg:y="5.588cm">
              <draw:text-box>
                <text:p><text:span text:style-name="T2">Scala da tre</text:span></text:p>
              </draw:text-box>
            </draw:frame>
          </draw:g>
          <draw:g>
            <draw:custom-shape draw:style-name="gr2" draw:text-style-name="P3" draw:layer="layout" svg:width="0.8cm" svg:height="0.8cm" svg:x="27.703cm" svg:y="6.71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22.803cm" svg:y="6.643cm">
              <draw:text-box>
                <text:p><text:span text:style-name="T2">Scala da quattro</text:span></text:p>
              </draw:text-box>
            </draw:frame>
          </draw:g>
          <draw:g>
            <draw:custom-shape draw:style-name="gr2" draw:text-style-name="P3" draw:layer="layout" svg:width="0.8cm" svg:height="0.8cm" svg:x="27.704cm" svg:y="7.771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22.804cm" svg:y="7.698cm">
              <draw:text-box>
                <text:p><text:span text:style-name="T2">Scala da cinque</text:span></text:p>
              </draw:text-box>
            </draw:frame>
          </draw:g>
          <draw:g>
            <draw:custom-shape draw:style-name="gr2" draw:text-style-name="P3" draw:layer="layout" svg:width="0.8cm" svg:height="0.8cm" svg:x="27.705cm" svg:y="8.826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22.805cm" svg:y="8.753cm">
              <draw:text-box>
                <text:p><text:span text:style-name="T2">Scala da sei</text:span></text:p>
              </draw:text-box>
            </draw:frame>
          </draw:g>
        </draw:g>
        <draw:g>
          <draw:custom-shape draw:style-name="gr1" draw:text-style-name="P1" draw:layer="layout" svg:width="6cm" svg:height="9cm" svg:x="15.468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8cm" svg:height="0.8cm" svg:x="20.468cm" svg:y="1.42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4.7cm" svg:height="0.886cm" svg:x="15.568cm" svg:y="1.353cm">
              <draw:text-box>
                <text:p><text:span text:style-name="T2">Somma corretta</text:span></text:p>
              </draw:text-box>
            </draw:frame>
          </draw:g>
          <draw:g>
            <draw:custom-shape draw:style-name="gr4" draw:text-style-name="P5" draw:layer="layout" svg:width="0.8cm" svg:height="0.8cm" svg:x="20.468cm" svg:y="2.508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6" draw:layer="layout" svg:width="5.5cm" svg:height="0.886cm" svg:x="15.568cm" svg:y="2.408cm">
              <draw:text-box>
                <text:p><text:span text:style-name="T2">Somma più vicina</text:span></text:p>
              </draw:text-box>
            </draw:frame>
          </draw:g>
          <draw:g>
            <draw:custom-shape draw:style-name="gr4" draw:text-style-name="P5" draw:layer="layout" svg:width="0.8cm" svg:height="0.8cm" svg:x="20.468cm" svg:y="3.526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6" draw:layer="layout" svg:width="3.419cm" svg:height="0.886cm" svg:x="15.568cm" svg:y="3.477cm">
              <draw:text-box>
                <text:p><text:span text:style-name="T2">Meno colori</text:span></text:p>
              </draw:text-box>
            </draw:frame>
          </draw:g>
          <draw:g>
            <draw:custom-shape draw:style-name="gr2" draw:text-style-name="P3" draw:layer="layout" svg:width="0.8cm" svg:height="0.8cm" svg:x="20.469cm" svg:y="4.605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5.569cm" svg:y="4.532cm">
              <draw:text-box>
                <text:p><text:span text:style-name="T2">Tris colori diversi</text:span></text:p>
              </draw:text-box>
            </draw:frame>
          </draw:g>
          <draw:g>
            <draw:custom-shape draw:style-name="gr2" draw:text-style-name="P3" draw:layer="layout" svg:width="0.8cm" svg:height="0.8cm" svg:x="20.47cm" svg:y="5.661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5.57cm" svg:y="5.588cm">
              <draw:text-box>
                <text:p><text:span text:style-name="T2">Scala da tre</text:span></text:p>
              </draw:text-box>
            </draw:frame>
          </draw:g>
          <draw:g>
            <draw:custom-shape draw:style-name="gr2" draw:text-style-name="P3" draw:layer="layout" svg:width="0.8cm" svg:height="0.8cm" svg:x="20.471cm" svg:y="6.71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5.571cm" svg:y="6.643cm">
              <draw:text-box>
                <text:p><text:span text:style-name="T2">Scala da quattro</text:span></text:p>
              </draw:text-box>
            </draw:frame>
          </draw:g>
          <draw:g>
            <draw:custom-shape draw:style-name="gr2" draw:text-style-name="P3" draw:layer="layout" svg:width="0.8cm" svg:height="0.8cm" svg:x="20.472cm" svg:y="7.771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5.572cm" svg:y="7.698cm">
              <draw:text-box>
                <text:p><text:span text:style-name="T2">Scala da cinque</text:span></text:p>
              </draw:text-box>
            </draw:frame>
          </draw:g>
          <draw:g>
            <draw:custom-shape draw:style-name="gr2" draw:text-style-name="P3" draw:layer="layout" svg:width="0.8cm" svg:height="0.8cm" svg:x="20.473cm" svg:y="8.826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5.573cm" svg:y="8.753cm">
              <draw:text-box>
                <text:p><text:span text:style-name="T2">Scala da sei</text:span></text:p>
              </draw:text-box>
            </draw:frame>
          </draw:g>
        </draw:g>
        <draw:g>
          <draw:custom-shape draw:style-name="gr1" draw:text-style-name="P1" draw:layer="layout" svg:width="6cm" svg:height="9cm" svg:x="8.234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8cm" svg:height="0.8cm" svg:x="13.234cm" svg:y="1.42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4.7cm" svg:height="0.886cm" svg:x="8.334cm" svg:y="1.353cm">
              <draw:text-box>
                <text:p><text:span text:style-name="T2">Somma corretta</text:span></text:p>
              </draw:text-box>
            </draw:frame>
          </draw:g>
          <draw:g>
            <draw:custom-shape draw:style-name="gr4" draw:text-style-name="P5" draw:layer="layout" svg:width="0.8cm" svg:height="0.8cm" svg:x="13.234cm" svg:y="2.508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6" draw:layer="layout" svg:width="5.5cm" svg:height="0.886cm" svg:x="8.334cm" svg:y="2.408cm">
              <draw:text-box>
                <text:p><text:span text:style-name="T2">Somma più vicina</text:span></text:p>
              </draw:text-box>
            </draw:frame>
          </draw:g>
          <draw:g>
            <draw:custom-shape draw:style-name="gr4" draw:text-style-name="P5" draw:layer="layout" svg:width="0.8cm" svg:height="0.8cm" svg:x="13.234cm" svg:y="3.526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6" draw:layer="layout" svg:width="3.419cm" svg:height="0.886cm" svg:x="8.334cm" svg:y="3.477cm">
              <draw:text-box>
                <text:p><text:span text:style-name="T2">Meno colori</text:span></text:p>
              </draw:text-box>
            </draw:frame>
          </draw:g>
          <draw:g>
            <draw:custom-shape draw:style-name="gr2" draw:text-style-name="P3" draw:layer="layout" svg:width="0.8cm" svg:height="0.8cm" svg:x="13.235cm" svg:y="4.605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8.335cm" svg:y="4.532cm">
              <draw:text-box>
                <text:p><text:span text:style-name="T2">Tris colori diversi</text:span></text:p>
              </draw:text-box>
            </draw:frame>
          </draw:g>
          <draw:g>
            <draw:custom-shape draw:style-name="gr2" draw:text-style-name="P3" draw:layer="layout" svg:width="0.8cm" svg:height="0.8cm" svg:x="13.236cm" svg:y="5.661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8.336cm" svg:y="5.588cm">
              <draw:text-box>
                <text:p><text:span text:style-name="T2">Scala da tre</text:span></text:p>
              </draw:text-box>
            </draw:frame>
          </draw:g>
          <draw:g>
            <draw:custom-shape draw:style-name="gr2" draw:text-style-name="P3" draw:layer="layout" svg:width="0.8cm" svg:height="0.8cm" svg:x="13.237cm" svg:y="6.71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8.337cm" svg:y="6.643cm">
              <draw:text-box>
                <text:p><text:span text:style-name="T2">Scala da quattro</text:span></text:p>
              </draw:text-box>
            </draw:frame>
          </draw:g>
          <draw:g>
            <draw:custom-shape draw:style-name="gr2" draw:text-style-name="P3" draw:layer="layout" svg:width="0.8cm" svg:height="0.8cm" svg:x="13.238cm" svg:y="7.771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8.338cm" svg:y="7.698cm">
              <draw:text-box>
                <text:p><text:span text:style-name="T2">Scala da cinque</text:span></text:p>
              </draw:text-box>
            </draw:frame>
          </draw:g>
          <draw:g>
            <draw:custom-shape draw:style-name="gr2" draw:text-style-name="P3" draw:layer="layout" svg:width="0.8cm" svg:height="0.8cm" svg:x="13.239cm" svg:y="8.826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8.339cm" svg:y="8.753cm">
              <draw:text-box>
                <text:p><text:span text:style-name="T2">Scala da sei</text:span></text:p>
              </draw:text-box>
            </draw:frame>
          </draw:g>
        </draw:g>
        <draw:g>
          <draw:custom-shape draw:style-name="gr1" draw:text-style-name="P1" draw:layer="layout" svg:width="6cm" svg:height="9cm" svg:x="1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8cm" svg:height="0.8cm" svg:x="6cm" svg:y="1.42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4.7cm" svg:height="0.886cm" svg:x="1.1cm" svg:y="1.353cm">
              <draw:text-box>
                <text:p><text:span text:style-name="T2">Somma corretta</text:span></text:p>
              </draw:text-box>
            </draw:frame>
          </draw:g>
          <draw:g>
            <draw:custom-shape draw:style-name="gr4" draw:text-style-name="P5" draw:layer="layout" svg:width="0.8cm" svg:height="0.8cm" svg:x="6cm" svg:y="2.508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6" draw:layer="layout" svg:width="5.5cm" svg:height="0.886cm" svg:x="1.1cm" svg:y="2.408cm">
              <draw:text-box>
                <text:p><text:span text:style-name="T2">Somma più vicina</text:span></text:p>
              </draw:text-box>
            </draw:frame>
          </draw:g>
          <draw:g>
            <draw:custom-shape draw:style-name="gr4" draw:text-style-name="P5" draw:layer="layout" svg:width="0.8cm" svg:height="0.8cm" svg:x="6cm" svg:y="3.526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6" draw:layer="layout" svg:width="3.419cm" svg:height="0.886cm" svg:x="1.1cm" svg:y="3.477cm">
              <draw:text-box>
                <text:p><text:span text:style-name="T2">Meno colori</text:span></text:p>
              </draw:text-box>
            </draw:frame>
          </draw:g>
          <draw:g>
            <draw:custom-shape draw:style-name="gr2" draw:text-style-name="P3" draw:layer="layout" svg:width="0.8cm" svg:height="0.8cm" svg:x="6.001cm" svg:y="4.605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1cm" svg:y="4.532cm">
              <draw:text-box>
                <text:p><text:span text:style-name="T2">Tris colori diversi</text:span></text:p>
              </draw:text-box>
            </draw:frame>
          </draw:g>
          <draw:g>
            <draw:custom-shape draw:style-name="gr2" draw:text-style-name="P3" draw:layer="layout" svg:width="0.8cm" svg:height="0.8cm" svg:x="6.002cm" svg:y="5.661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2cm" svg:y="5.588cm">
              <draw:text-box>
                <text:p><text:span text:style-name="T2">Scala da tre</text:span></text:p>
              </draw:text-box>
            </draw:frame>
          </draw:g>
          <draw:g>
            <draw:custom-shape draw:style-name="gr2" draw:text-style-name="P3" draw:layer="layout" svg:width="0.8cm" svg:height="0.8cm" svg:x="6.003cm" svg:y="6.71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3cm" svg:y="6.643cm">
              <draw:text-box>
                <text:p><text:span text:style-name="T2">Scala da quattro</text:span></text:p>
              </draw:text-box>
            </draw:frame>
          </draw:g>
          <draw:g>
            <draw:custom-shape draw:style-name="gr2" draw:text-style-name="P3" draw:layer="layout" svg:width="0.8cm" svg:height="0.8cm" svg:x="6.004cm" svg:y="7.771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4cm" svg:y="7.698cm">
              <draw:text-box>
                <text:p><text:span text:style-name="T2">Scala da cinque</text:span></text:p>
              </draw:text-box>
            </draw:frame>
          </draw:g>
          <draw:g>
            <draw:custom-shape draw:style-name="gr2" draw:text-style-name="P3" draw:layer="layout" svg:width="0.8cm" svg:height="0.8cm" svg:x="6.005cm" svg:y="8.826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5cm" svg:y="8.753cm">
              <draw:text-box>
                <text:p><text:span text:style-name="T2">Scala da sei</text:span></text:p>
              </draw:text-box>
            </draw:frame>
          </draw:g>
        </draw:g>
        <draw:g>
          <draw:custom-shape draw:style-name="gr1" draw:text-style-name="P1" draw:layer="layout" svg:width="6cm" svg:height="9cm" svg:x="1cm" svg:y="1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3" draw:layer="layout" svg:width="0.8cm" svg:height="0.8cm" svg:x="6cm" svg:y="11.42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4.7cm" svg:height="0.886cm" svg:x="1.1cm" svg:y="11.353cm">
              <draw:text-box>
                <text:p><text:span text:style-name="T2">Somma corretta</text:span></text:p>
              </draw:text-box>
            </draw:frame>
          </draw:g>
          <draw:g>
            <draw:custom-shape draw:style-name="gr4" draw:text-style-name="P5" draw:layer="layout" svg:width="0.8cm" svg:height="0.8cm" svg:x="6cm" svg:y="12.508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6" draw:layer="layout" svg:width="5.5cm" svg:height="0.886cm" svg:x="1.1cm" svg:y="12.408cm">
              <draw:text-box>
                <text:p><text:span text:style-name="T2">Somma più vicina</text:span></text:p>
              </draw:text-box>
            </draw:frame>
          </draw:g>
          <draw:g>
            <draw:custom-shape draw:style-name="gr4" draw:text-style-name="P5" draw:layer="layout" svg:width="0.8cm" svg:height="0.8cm" svg:x="6cm" svg:y="13.526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5" draw:text-style-name="P6" draw:layer="layout" svg:width="3.419cm" svg:height="0.886cm" svg:x="1.1cm" svg:y="13.477cm">
              <draw:text-box>
                <text:p><text:span text:style-name="T2">Meno colori</text:span></text:p>
              </draw:text-box>
            </draw:frame>
          </draw:g>
          <draw:g>
            <draw:custom-shape draw:style-name="gr2" draw:text-style-name="P3" draw:layer="layout" svg:width="0.8cm" svg:height="0.8cm" svg:x="6.001cm" svg:y="14.605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1cm" svg:y="14.532cm">
              <draw:text-box>
                <text:p><text:span text:style-name="T2">Tris colori diversi</text:span></text:p>
              </draw:text-box>
            </draw:frame>
          </draw:g>
          <draw:g>
            <draw:custom-shape draw:style-name="gr2" draw:text-style-name="P3" draw:layer="layout" svg:width="0.8cm" svg:height="0.8cm" svg:x="6.002cm" svg:y="15.661cm">
              <text:p text:style-name="P2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2cm" svg:y="15.588cm">
              <draw:text-box>
                <text:p><text:span text:style-name="T2">Scala da tre</text:span></text:p>
              </draw:text-box>
            </draw:frame>
          </draw:g>
          <draw:g>
            <draw:custom-shape draw:style-name="gr2" draw:text-style-name="P3" draw:layer="layout" svg:width="0.8cm" svg:height="0.8cm" svg:x="6.003cm" svg:y="16.716cm">
              <text:p text:style-name="P2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3cm" svg:y="16.643cm">
              <draw:text-box>
                <text:p><text:span text:style-name="T2">Scala da quattro</text:span></text:p>
              </draw:text-box>
            </draw:frame>
          </draw:g>
          <draw:g>
            <draw:custom-shape draw:style-name="gr2" draw:text-style-name="P3" draw:layer="layout" svg:width="0.8cm" svg:height="0.8cm" svg:x="6.004cm" svg:y="17.771cm">
              <text:p text:style-name="P2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4cm" svg:y="17.698cm">
              <draw:text-box>
                <text:p><text:span text:style-name="T2">Scala da cinque</text:span></text:p>
              </draw:text-box>
            </draw:frame>
          </draw:g>
          <draw:g>
            <draw:custom-shape draw:style-name="gr2" draw:text-style-name="P3" draw:layer="layout" svg:width="0.8cm" svg:height="0.8cm" svg:x="6.005cm" svg:y="18.826cm">
              <text:p text:style-name="P2"><text:span text:style-name="T1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5.199cm" svg:height="0.886cm" svg:x="1.105cm" svg:y="18.753cm">
              <draw:text-box>
                <text:p><text:span text:style-name="T2">Scala da sei</text:span></text:p>
              </draw:text-box>
            </draw:frame>
          </draw:g>
        </draw:g>
        <draw:custom-shape draw:style-name="gr1" draw:text-style-name="P1" draw:layer="layout" svg:width="6cm" svg:height="9cm" svg:x="22.7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7cm" svg:height="0.886cm" svg:x="22.8cm" svg:y="12.453cm">
          <draw:text-box>
            <text:p><text:span text:style-name="T2">Somme corrette</text:span></text:p>
          </draw:text-box>
        </draw:frame>
        <draw:frame draw:style-name="gr3" draw:text-style-name="P6" draw:layer="layout" svg:width="5.5cm" svg:height="0.886cm" svg:x="22.8cm" svg:y="13.504cm">
          <draw:text-box>
            <text:p><text:span text:style-name="T2">Somma più vicina</text:span></text:p>
          </draw:text-box>
        </draw:frame>
        <draw:frame draw:style-name="gr5" draw:text-style-name="P6" draw:layer="layout" svg:width="3.419cm" svg:height="0.886cm" svg:x="22.8cm" svg:y="14.554cm">
          <draw:text-box>
            <text:p><text:span text:style-name="T2">Meno colori</text:span></text:p>
          </draw:text-box>
        </draw:frame>
        <draw:frame draw:style-name="gr3" draw:text-style-name="P4" draw:layer="layout" svg:width="5.699cm" svg:height="0.886cm" svg:x="22.8cm" svg:y="17.706cm">
          <draw:text-box>
            <text:p><text:span text:style-name="T2">Maggioranze numeri</text:span></text:p>
          </draw:text-box>
        </draw:frame>
        <draw:frame draw:style-name="gr3" draw:text-style-name="P4" draw:layer="layout" svg:width="5.698cm" svg:height="0.886cm" svg:x="22.8cm" svg:y="18.756cm">
          <draw:text-box>
            <text:p><text:span text:style-name="T2">Maggioranze colori</text:span></text:p>
          </draw:text-box>
        </draw:frame>
        <draw:frame draw:style-name="gr3" draw:text-style-name="P4" draw:layer="layout" svg:width="5.199cm" svg:height="0.886cm" svg:x="22.8cm" svg:y="15.605cm">
          <draw:text-box>
            <text:p><text:span text:style-name="T2">Tris diverso colore</text:span></text:p>
          </draw:text-box>
        </draw:frame>
        <draw:frame draw:style-name="gr3" draw:text-style-name="P4" draw:layer="layout" svg:width="5.199cm" svg:height="0.886cm" svg:x="22.8cm" svg:y="16.655cm">
          <draw:text-box>
            <text:p><text:span text:style-name="T2">Scale da 3, 4, 5, 6</text:span></text:p>
          </draw:text-box>
        </draw:frame>
        <draw:frame draw:style-name="gr6" draw:text-style-name="P8" draw:layer="layout" svg:width="6cm" svg:height="0.962cm" svg:x="22.8cm" svg:y="11.3cm">
          <draw:text-box>
            <text:p text:style-name="P7"><text:span text:style-name="T3">Ordine conteggio</text:span></text:p>
          </draw:text-box>
        </draw:frame>
        <draw:g>
          <draw:custom-shape draw:style-name="gr7" draw:text-style-name="P9" draw:layer="layout" svg:width="11.07cm" svg:height="8.2cm" svg:x="9.3cm" svg:y="1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9.3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11.14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12.99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14.83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16.68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9" draw:layer="layout" svg:width="8.2cm" svg:height="1.845cm" draw:transform="rotate (1.5707963267949) translate (18.525cm 19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2" draw:layer="layout" svg:width="0.001cm" svg:height="11.07cm" draw:transform="rotate (1.5707963267949) translate (9.3cm 17.7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10" draw:layer="layout" svg:width="0.205cm" svg:height="0.205cm" draw:transform="rotate (1.5707963267949) translate (18.83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8.83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9.36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9.345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9.85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9.85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0" draw:layer="layout" svg:width="0.205cm" svg:height="0.205cm" draw:transform="rotate (1.5707963267949) translate (16.98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6.98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7.5cm 18.81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8.01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8.01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0" draw:layer="layout" svg:width="0.205cm" svg:height="0.205cm" draw:transform="rotate (1.5707963267949) translate (15.14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5.14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6.16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6.16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0" draw:layer="layout" svg:width="0.205cm" svg:height="0.205cm" draw:transform="rotate (1.5707963267949) translate (11.453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2.478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" draw:text-style-name="P10" draw:layer="layout" svg:width="0.205cm" svg:height="0.205cm" draw:transform="rotate (1.5707963267949) translate (13.298cm 18.3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4.323cm 19.26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0" draw:layer="layout" svg:width="0.205cm" svg:height="0.205cm" draw:transform="rotate (1.5707963267949) translate (13.811cm 18.81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0" draw:text-style-name="P10" draw:layer="layout" svg:width="0.205cm" svg:height="0.205cm" draw:transform="rotate (1.5707963267949) translate (10.122cm 18.81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1" draw:text-style-name="P11" draw:layer="layout" svg:width="1.435cm" svg:height="1.435cm" draw:transform="rotate (1.5707963267949) translate (9.535cm 17.345cm)">
              <text:p text:style-name="P2"><text:span text:style-name="T4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9.52cm 15.293cm)">
              <text:p text:style-name="P2"><text:span text:style-name="T4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9.505cm 13.245cm)">
              <text:p text:style-name="P2"><text:span text:style-name="T4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11" draw:layer="layout" svg:width="1.435cm" svg:height="1.435cm" draw:transform="rotate (1.5707963267949) translate (11.381cm 17.344cm)">
              <text:p text:style-name="P2"><text:span text:style-name="T4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1.366cm 15.292cm)">
              <text:p text:style-name="P2"><text:span text:style-name="T4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1.351cm 13.244cm)">
              <text:p text:style-name="P2"><text:span text:style-name="T4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11" draw:layer="layout" svg:width="1.435cm" svg:height="1.435cm" draw:transform="rotate (1.5707963267949) translate (13.227cm 17.343cm)">
              <text:p text:style-name="P2"><text:span text:style-name="T4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3.212cm 15.291cm)">
              <text:p text:style-name="P2"><text:span text:style-name="T4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3.197cm 13.243cm)">
              <text:p text:style-name="P2"><text:span text:style-name="T4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11" draw:layer="layout" svg:width="1.435cm" svg:height="1.435cm" draw:transform="rotate (1.5707963267949) translate (15.073cm 17.342cm)">
              <text:p text:style-name="P2"><text:span text:style-name="T4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5.058cm 15.29cm)">
              <text:p text:style-name="P2"><text:span text:style-name="T4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" draw:text-style-name="P11" draw:layer="layout" svg:width="1.435cm" svg:height="1.435cm" draw:transform="rotate (1.5707963267949) translate (16.919cm 17.341cm)">
              <text:p text:style-name="P2"><text:span text:style-name="T4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1" draw:layer="layout" svg:width="1.435cm" svg:height="1.435cm" draw:transform="rotate (1.5707963267949) translate (16.904cm 15.289cm)">
              <text:p text:style-name="P2"><text:span text:style-name="T4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1.435cm" svg:height="1.435cm" draw:transform="rotate (1.5707963267949) translate (18.765cm 17.34cm)">
            <text:p text:style-name="P2"><text:span text:style-name="T4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13" draw:layer="layout" svg:width="28.7cm" svg:height="1.19cm" svg:x="0.6cm" svg:y="20.5cm">
          <draw:text-box>
            <text:p text:style-name="P12"><text:span text:style-name="T5">© 2014 Paolo Montrasio – paolo@paolomontrasio.com – This work is licensed under a Creative Commons Attribution-NonCommercial-ShareAlike 4.0 International License – http://creativecommons.org/licenses/by-nc-sa/4.0/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1:41:11.445937648</meta:creation-date>
    <dc:date>2017-09-03T18:19:10.791169089</dc:date>
    <meta:editing-duration>PT3H8M59S</meta:editing-duration>
    <meta:editing-cycles>13</meta:editing-cycles>
    <meta:generator>LibreOffice/5.4.1.2$Linux_X86_64 LibreOffice_project/40m0$Build-2</meta:generator>
    <meta:print-date>2014-12-06T12:38:19.971675402</meta:print-date>
    <meta:document-statistic meta:object-count="194"/>
  </office:meta>
</office:document-meta>
</file>